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B400000081A9629032.jpg"/>
  <manifest:file-entry manifest:media-type="image/png" manifest:full-path="Pictures/100002010000010000000100BFCE657F.png"/>
  <manifest:file-entry manifest:media-type="image/png" manifest:full-path="Pictures/10000201000001000000010003BF77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8.336cm" table:align="margins"/>
    </style:style>
    <style:style style:name="Tabella5.A" style:family="table-column">
      <style:table-column-properties style:column-width="18.336cm" style:rel-column-width="65535*"/>
    </style:style>
    <style:style style:name="Tabella5.A1" style:family="table-cell">
      <style:table-cell-properties fo:padding="0.097cm" fo:border="none"/>
    </style:style>
    <style:style style:name="P1" style:family="paragraph" style:parent-style-name="Heading">
      <style:text-properties fo:color="#996633"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P5" style:family="paragraph" style:parent-style-name="Table_20_Contents">
      <style:paragraph-properties fo:text-align="start" style:justify-single-word="false"/>
      <style:text-properties fo:color="#996633"/>
    </style:style>
    <style:style style:name="P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8" style:family="paragraph" style:parent-style-name="Standard">
      <style:text-properties fo:color="#996633" style:font-name="Arial2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break-before="page"/>
      <style:text-properties fo:color="#996633" style:font-name="Verdana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996633"/>
    </style:style>
    <style:style style:name="P13" style:family="paragraph" style:parent-style-name="Standard" style:list-style-name="L1">
      <style:paragraph-properties fo:text-align="justify" style:justify-single-word="false"/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 style:list-style-name="L2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text-properties fo:color="#996633" style:font-name="Verdana" fo:font-size="10pt" style:font-size-asian="10pt" style:font-size-complex="10pt"/>
    </style:style>
    <style:style style:name="P16" style:family="paragraph" style:parent-style-name="Standard">
      <style:text-properties fo:color="#996633" style:font-name="Verdana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996633" style:font-name="Arial2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50%" fo:background-color="transparent">
        <style:background-image/>
      </style:paragraph-properties>
      <style:text-properties fo:color="#996633" style:font-name="Verdana" fo:font-size="12pt" style:font-size-asian="12pt" style:font-size-complex="12pt"/>
    </style:style>
    <style:style style:name="P1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fo:color="#996633" style:font-name="Verdana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00%" fo:background-color="transparent">
        <style:background-image/>
      </style:paragraph-properties>
      <style:text-properties fo:color="#996633" style:font-name="Verdana" fo:font-size="9pt" style:font-size-asian="9pt" style:font-size-complex="9pt"/>
    </style:style>
    <style:style style:name="P21" style:family="paragraph" style:parent-style-name="Text_20_body"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style:text-rotation-angle="90" style:text-rotation-scale="line-height"/>
    </style:style>
    <style:style style:name="T4" style:family="text">
      <style:text-properties fo:font-size="8pt" style:font-name-asian="SimSun" style:font-size-asian="8pt" style:font-name-complex="Tahoma" style:font-size-complex="8pt"/>
    </style:style>
    <style:style style:name="T5" style:family="text">
      <style:text-properties fo:font-size="7pt" style:font-size-asian="7pt" style:font-size-complex="7pt" style:text-rotation-angle="90" style:text-rotation-scale="line-height"/>
    </style:style>
    <style:style style:name="T6" style:family="text">
      <style:text-properties fo:font-size="9.80000019073486pt" style:font-size-asian="9.80000019073486pt" style:font-size-complex="9.80000019073486pt"/>
    </style:style>
    <style:style style:name="T7" style:family="text">
      <style:text-properties fo:color="#996633" style:font-name-asian="SimSun" style:font-name-complex="Tahoma"/>
    </style:style>
    <style:style style:name="T8" style:family="text">
      <style:text-properties fo:color="#996633" fo:font-weight="normal" style:font-weight-asian="normal" style:font-weight-complex="normal"/>
    </style:style>
    <style:style style:name="T9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0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1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3" style:family="text">
      <style:text-properties fo:font-size="12pt" style:text-underline-style="none" style:font-name-asian="SimSun" style:font-size-asian="12pt" style:font-name-complex="Tahoma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21"><text:span text:style-name="T13">SCHEDA PAZIENTE: </text:span><text:span text:style-name="T13"><text:placeholder text:placeholder-type="text">&lt;o.name&gt;</text:placeholder></text:span><text:span text:style-name="T13"> </text:span></text:p>
          </table:table-cell>
        </table:table-row>
      </table:table>
      <text:p text:style-name="P18">N° ____ ___</text:p>
      <text:p text:style-name="P18">Nome <text:span text:style-name="T12"><text:placeholder text:placeholder-type="text">&lt;o.first_name&gt;</text:placeholder></text:span><text:span text:style-name="T12"> </text:span></text:p>
      <text:p text:style-name="P18">Cognome <text:span text:style-name="T12"><text:placeholder text:placeholder-type="text">&lt;o.last_name&gt;</text:placeholder></text:span><text:span text:style-name="T12"> </text:span></text:p>
      <text:p text:style-name="P18">Codice fiscale ________________________________________________ </text:p>
      <text:p text:style-name="P18">Nata/o il ________/________/______________ a ____________________________________ </text:p>
      <text:p text:style-name="P18">Residente in via ____________________________________________________ n° _______</text:p>
      <text:p text:style-name="P18">Città __________________________________________ Cap_______________ Prov._______ </text:p>
      <text:p text:style-name="P18">Professione____________________________________________________________________ </text:p>
      <text:p text:style-name="P18">Medico di base __________________________________________________ ______________</text:p>
      <text:p text:style-name="P18">Telefono fisso _________________________________ Cell. ___________________________</text:p>
      <text:p text:style-name="P18">E-mail_______________________________________</text:p>
      <text:p text:style-name="P18">Riceve già la nostra posta ? _________</text:p>
      <text:p text:style-name="P18">Come ha saputo di noi ?________________________________</text:p>
      <text:p text:style-name="P19">Dati Anamnestici </text:p>
      <text:p text:style-name="P18">E’ attualmente in buona salute _______ <text:s/>Fuma _________ E’ in gravidanza _______ <text:s/></text:p>
      <text:p text:style-name="P18">Ha avuto o ha malattie di cuore _________ <text:s/>Pressione alta ______________________</text:p>
      <text:p text:style-name="P18">allergie (quali) ___________________________________________ _____________________</text:p>
      <text:p text:style-name="P18">Problemi con le anestesie______________ Epatiti o altre malattie del fegato _____</text:p>
      <text:p text:style-name="P18">Malattie del sangue e/o emorragie ___________</text:p>
      <text:p text:style-name="P18">Altre malattie gravi o interventi chirurgici _____________________________________ _</text:p>
      <text:p text:style-name="P18">Farmaci ____________________________________________</text:p>
      <text:p text:style-name="P20">Dichiaro di essere a conoscenza dei possibili rischi derivanti dai trattamenti a cui sarò sottoposto, presto intanto il mio consenso alla terapia. Dichiaro di non avere allergie a farmaci anestetici o quantomeno, di non essere a conoscenza. Presto pertanto il mio assenso all’uso dell’anestesia locale nel corso degli interventi e delle terapie odontoiatriche. </text:p>
      <text:p text:style-name="P15"/>
      <text:p text:style-name="P16">Data _________________ <text:s text:c="3"/>Firma _________________ _______________</text:p>
      <text:p text:style-name="P12"/>
      <text:p text:style-name="P11">Privacy policy:</text:p>
      <text:p text:style-name="P8">Informativa ex art. 13 D.lgs. 196/2003 </text:p>
      <text:p text:style-name="P9">Desideriamo informarLa che il D.lgs. 196 del 30. giugno 2003 ( “Codice in materia di protezione dei dati personali”) prevede la tutela delle persone e di altri soggetti rispetto al trattamento dei dati personali. </text:p>
      <text:p text:style-name="P9">Secondo la normativa indicata, tale trattamento sarà improntato ai principi di correttezza, liceità e trasparenza e di tutela della Sua riservatezza e dei Suoi diritti. </text:p>
      <text:p text:style-name="P9"/>
      <text:p text:style-name="P9">Ai sensi dell’articolo 13 del D.lgs. n. 196/2003, pertanto, Le forniamo le seguenti informazioni: </text:p>
      <text:p text:style-name="P9"/>
      <text:list xml:id="list1409056752" text:style-name="L1">
        <text:list-item>
          <text:p text:style-name="P13">I dati da lei forniti verranno trattati per le finalità di carattere sanitario. </text:p>
        </text:list-item>
        <text:list-item>
          <text:p text:style-name="P13">Il trattamento sarà effettuato con le seguenti modalità: manuale ed informatico. </text:p>
        </text:list-item>
        <text:list-item>
          <text:p text:style-name="P13">I dati saranno comunicati ai soli soggetti in adempimento agli obblighi legali o contrattuali. Gli stessi non saranno oggetto di diffusione. </text:p>
        </text:list-item>
        <text:list-item>
          <text:p text:style-name="P13">Il consenso scritto della presente è obbligatorio solo per il trattamento dei dati sensibili. </text:p>
        </text:list-item>
        <text:list-item>
          <text:p text:style-name="P13">Il conferimento dei suoi dati personali è obbligatorio al fine di adempiere agli obblighi derivanti dal contratto e, in generale, agli adempimenti di legge. </text:p>
        </text:list-item>
        <text:list-item>
          <text:p text:style-name="P13">Il titolare del trattamento è : Poliambulatori San Flaviano, Via Garibaldi 35, 25020 Pralboino (Bs). </text:p>
        </text:list-item>
        <text:list-item>
          <text:p text:style-name="P13">Il responsabile del trattamento è: Poliambulatori San Flaviano srl. </text:p>
        </text:list-item>
        <text:list-item>
          <text:p text:style-name="P13">Responsabili esterni del trattamento dei dati: tutti i soggetti pubblici e privati per obblighi di legge, persone fisiche o giuridiche incaricate del trattamento dei dati dal titolare e/o responsabile. </text:p>
        </text:list-item>
        <text:list-item>
          <text:p text:style-name="P13">In caso di mancato conferimento del consenso al trattamento sarà impossibile instaurare un rapporto contrattuale. </text:p>
        </text:list-item>
        <text:list-item>
          <text:p text:style-name="P13">In ogni momento potrà esercitare i Suoi diritti nei confronti del titolare del trattamento, ai sensi dell’art. 7 del D.lgs. 196/2003, che per Sua comodità riproduciamo integralmente: </text:p>
        </text:list-item>
      </text:list>
      <text:p text:style-name="P10"/>
      <text:p text:style-name="P8">Diritto di accesso ai dati personali ed altri diritti </text:p>
      <text:p text:style-name="P8"/>
      <text:list xml:id="list728441835" text:style-name="L2">
        <text:list-item>
          <text:p text:style-name="P14">L’interessato ha diritto di ottenere la conferma dell’esistenza o meno di dati personali che lo riguardano, anche se non ancora registrati, e la loro comunicazione in forma intelligibile. </text:p>
        </text:list-item>
        <text:list-item>
          <text:p text:style-name="P14">L’interessato ha diritto di ottenere l’indicazione: </text:p>
        </text:list-item>
        <text:list-item>
          <text:p text:style-name="P14">a) dell’origine dei dati personali </text:p>
        </text:list-item>
        <text:list-item>
          <text:p text:style-name="P14">b) delle finalità e modalità del trattamento </text:p>
        </text:list-item>
        <text:list-item>
          <text:p text:style-name="P14">c) della logica applicata in caso di trattamento effettuato con l’ausilio di strumenti elettronici </text:p>
        </text:list-item>
        <text:list-item>
          <text:p text:style-name="P14">d) degli estremi identificativi del titolare, dei responsabili e del rappresentante designato ai sensi dell’articolo5, comma 2 </text:p>
        </text:list-item>
        <text:list-item>
          <text:p text:style-name="P14">e) dei soggetti o delle categorie di soggetti ai quali i dati personali possono essere comunicati o che possono venirne a conoscenza in qualità di rappresentare designato nel territorio dello Stato, di responsabili o incaricati. </text:p>
        </text:list-item>
        <text:list-item>
          <text:p text:style-name="P14">l’interessato ha diritto di ottenere: </text:p>
        </text:list-item>
        <text:list-item>
          <text:p text:style-name="P14">a) l’aggiornamento, la rettificazione ovvero, quando vi ha interesse, l’integrazione dei dati </text:p>
        </text:list-item>
        <text:list-item>
          <text:p text:style-name="P14">b) la cancellazione, la trasformazione in forma anonima o il blocco dei dati trattati in violazione di legge, compresi quelli di cui non è necessaria la conservazione in relazione agli scopi per i quali i dati sono stati raccolti o successivamente trattati. </text:p>
        </text:list-item>
        <text:list-item>
          <text:p text:style-name="P14">c) L’attestazione che le operazioni di cui alle lettere a) e b) sono state portate a conoscenza, anche per quanto riguarda il loro contenuto, di coloro ai quali i dati sono stati comunicati i diffusi, eccettuato il caso in cui tale adempimento si rileva impossibile o comporta in impiego di mezzi manifestamente sproporzionato rispetto al diritto tutelato. </text:p>
        </text:list-item>
      </text:list>
      <text:p text:style-name="P9"/>
      <text:p text:style-name="P9"/>
      <text:list xml:id="list1482815401" text:continue-numbering="true" text:style-name="L2">
        <text:list-header>
          <text:p text:style-name="P17">Formula di acquisizione del consenso dell’interessato :</text:p>
          <text:p text:style-name="P17"/>
        </text:list-header>
      </text:list>
      <text:p text:style-name="P9">Luogo e data ___________________________________</text:p>
      <text:p text:style-name="P9"/>
      <text:p text:style-name="P9">Nome e cognome. 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background-color="#ffffff" text:number-lines="false" text:line-number="0">
        <style:background-image/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8.369cm" fo:margin-left="0cm" table:align="left"/>
    </style:style>
    <style:style style:name="Tabella6.A" style:family="table-column">
      <style:table-column-properties style:column-width="18.369cm"/>
    </style:style>
    <style:style style:name="Tabella6.1" style:family="table-row">
      <style:table-row-properties style:min-row-height="0.642cm"/>
    </style:style>
    <style:style style:name="Tabella6.A1" style:family="table-cell">
      <style:table-cell-properties style:vertical-align="middle"/>
    </style:style>
    <style:style style:name="MP1" style:family="paragraph" style:parent-style-name="Heading">
      <style:text-properties fo:color="#996633"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MP4" style:family="paragraph" style:parent-style-name="Table_20_Contents">
      <style:paragraph-properties fo:text-align="start" style:justify-single-word="false"/>
      <style:text-properties fo:color="#996633"/>
    </style:style>
    <style:style style:name="MP5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 style:text-rotation-angle="90" style:text-rotation-scale="line-height"/>
    </style:style>
    <style:style style:name="MT3" style:family="text">
      <style:text-properties fo:font-size="7pt" style:font-size-asian="7pt" style:font-size-complex="7pt" style:text-rotation-angle="90" style:text-rotation-scale="line-height"/>
    </style:style>
    <style:style style:name="MT4" style:family="text">
      <style:text-properties fo:font-size="9.80000019073486pt" style:font-size-asian="9.80000019073486pt" style:font-size-complex="9.80000019073486pt"/>
    </style:style>
    <style:style style:name="MT5" style:family="text">
      <style:text-properties fo:font-size="8pt" style:font-name-asian="SimSun" style:font-size-asian="8pt" style:font-name-complex="Tahoma" style:font-size-complex="8pt"/>
    </style:style>
    <style:style style:name="MT6" style:family="text">
      <style:text-properties fo:color="#996633" style:font-name-asian="SimSun" style:font-name-complex="Tahoma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color="#996633" fo:font-weight="normal" style:font-weight-asian="normal" style:font-weight-complex="normal"/>
    </style:style>
    <style:style style:name="MT9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0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1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1.205cm" fo:margin-left="1.323cm" fo:margin-right="1.3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2" text:anchor-type="paragraph" svg:x="13.998cm" svg:y="0.36cm" svg:width="4.247cm" svg:height="3.134cm" draw:z-index="7"><draw:image xlink:href="Pictures/10000000000000B400000081A9629032.jpg" xlink:type="simple" xlink:show="embed" xlink:actuate="onLoad"/></draw:frame><text:placeholder text:placeholder-type="text">&lt;setLang(o.lang or 'en_EN' or 'it_IT')&gt;</text:placeholder></text:p>
        <text:p text:style-name="MP2"><text:span text:style-name="MT1">Poliambulatori <text:line-break/>San Flaviano</text:span> <text:span text:style-name="MT2">s.r.l</text:span><text:span text:style-name="MT3">.</text:span><text:line-break/><text:line-break/><text:span text:style-name="MT4">P.IVA: IT03273530984</text:span></text:p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3">Orari di apertura: <text:line-break/>Lun a Ven: 9.00 - 20.00 </text:p>
              <text:p text:style-name="MP4"><text:s text:c="10"/>Sab: 9.00 - 14.00</text:p>
              <text:p text:style-name="MP4"/>
            </table:table-cell>
          </table:table-row>
        </table:table>
        <text:p text:style-name="MP5"><draw:a xlink:type="simple" xlink:href="mailto:%20info@poliambulatorisanflaviano.it" office:name="Mail"><draw:frame draw:style-name="Mfr2" draw:name="immagini3" text:anchor-type="as-char" svg:width="1.139cm" svg:height="0.681cm" draw:z-index="2"><draw:image xlink:href="Pictures/100002010000010000000100BFCE657F.png" xlink:type="simple" xlink:show="embed" xlink:actuate="onLoad"/></draw:frame></draw:a><draw:a xlink:type="simple" xlink:href="http://www.facebook.com/pages/Poliambulatori-San-Flaviano/113793738707101" office:name="Gruppo Facebook" office:target-frame-name="_blank" xlink:show="new"><draw:frame draw:style-name="Mfr3" draw:name="immagini1" text:anchor-type="as-char" svg:width="0.781cm" svg:height="0.676cm" draw:z-index="4"><draw:image xlink:href="Pictures/10000201000001000000010003BF77A8.png" xlink:type="simple" xlink:show="embed" xlink:actuate="onLoad"/></draw:frame></draw:a></text:p>
        <text:p text:style-name="MP6"><text:span text:style-name="MT5"><text:tab/></text:span><text:span text:style-name="MT6">pag. </text:span><text:span text:style-name="MT6"><text:page-number text:select-page="current">2</text:page-number></text:span><text:span text:style-name="MT6">/ </text:span><text:span text:style-name="MT6"><text:page-count>2</text:page-count></text:span></text:p>
      </style:header>
      <style:footer>
        <text:p text:style-name="MP7"><draw:line text:anchor-type="paragraph" draw:z-index="5" draw:style-name="Mgr1" draw:text-style-name="MP8" svg:x1="-0.03cm" svg:y1="0.6cm" svg:x2="18.281cm" svg:y2="0.584cm"><text:p/></draw:line><text:span text:style-name="MT7"> </text:span><text:line-break/><text:span text:style-name="MT8"><text:line-break/><text:line-break/></text:span><text:span text:style-name="MT9">Via Garibaldi, 35 – 25020 Pralboino (BS)<text:line-break/></text:span><text:span text:style-name="MT10">Tel.: 030 954649 – fax: 090 9954004 – email: </text:span><text:a xlink:type="simple" xlink:href="mailto:info@poliambulatorisanflaviano.it"><text:span text:style-name="MT11">info@poliambulatorisanflaviano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6T18:44:36</meta:creation-date>
    <meta:editing-duration>PT20M31S</meta:editing-duration>
    <meta:editing-cycles>22</meta:editing-cycles>
    <meta:generator>LibreOffice/3.3$Unix LibreOffice_project/330m19$Build-401</meta:generator>
    <dc:date>2012-03-08T11:54:38</dc:date>
    <dc:creator>Nicola Riolini</dc:creator>
    <meta:document-statistic meta:table-count="2" meta:image-count="3" meta:object-count="0" meta:page-count="2" meta:paragraph-count="61" meta:word-count="743" meta:character-count="5564"/>
    <meta:user-defined meta:name="Info 1"/>
    <meta:user-defined meta:name="Info 2"/>
    <meta:user-defined meta:name="Info 3"/>
    <meta:user-defined meta:name="Info 4"/>
  </office:meta>
</office:document-meta>
</file>